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nchronizedSet.SynchronizedSet( Set set , Object 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Set.ge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Set.SynchronizedSet( 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ynchronizedSet.decorate( 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